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abaa6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abaa6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VI</text:span><text:span text:style-name="T5">II</text:span></text:p>
      <text:p text:style-name="P2"><text:span text:style-name="T6">Алина, зевнув, открыла глаза. Голова болела, тело было ватным. Она попыталась вспомнить, что произошло, но у нее ничего не получилось. Окинув комнату взглядом, она увидела Алехина, сидящего на краю кровати. Он был одет в Домашние шорты, а обнаженное тело прикрывало лишь <text:s/>белоснежное полотенце, висевшее на его плечах. Волосы его еще не высохли после недавно принятого душа. </text:span></text:p>
      <text:p text:style-name="P2"><text:span text:style-name="T6">–О, смотрите, кто проснулся, – улыбнувшись, сказал он. </text:span></text:p>
      <text:p text:style-name="P2"><text:span text:style-name="T6">–Голова болит, – ответила девушка. </text:span></text:p>
      <text:p text:style-name="P2"><text:span text:style-name="T6">–Еще бы не болела. Ты вчера неплохо так расслабилась. </text:span></text:p>
      <text:p text:style-name="P2"><text:span text:style-name="T6">–Я просто немного отдохнула. Что нельзя? </text:span></text:p>
      <text:p text:style-name="P2"><text:span text:style-name="T6">–Я ничего не говорю. Можно, конечно. Ты предпочтешь остаться в моей рубашке или тебе дать халат? Прости, я не знал, во что тебя еще переодеть. А блузку свою ты облила вином. </text:span></text:p>
      <text:p text:style-name="P2"><text:span text:style-name="T6">–И почему я этого не помню?</text:span></text:p>
      <text:p text:style-name="P2"><text:span text:style-name="T6">–Ты выпила чуть ли не за раз почти 2 бутылки вина. Да, такой вопрос. Ты пойдешь в душ или сразу будем завтракать?</text:span></text:p>
      <text:p text:style-name="P2"><text:span text:style-name="T6">–Пойду, конечно же. Только все же дай мне халат, пожалуйста. </text:span></text:p>
      <text:p text:style-name="P2"><text:span text:style-name="T6">–Третья дверь направо. Там уже все есть, – усмехнулся он, наблюдая, как девушка, прикрываясь, исчезла за дверью. </text:span></text:p>
      <text:p text:style-name="P2"><text:span text:style-name="T6">–Сааш, я надеюсь, между нами ничего не было, – сказала она негромко, заглянув в комнату. </text:span></text:p>
      <text:p text:style-name="P2"><text:span text:style-name="T6">–Не было, не было, не переживай. Ты натанцевалась и уснула, а я рядом. Успеем еще, не переживай. </text:span></text:p>
      <text:p text:style-name="P2"><text:span text:style-name="T6">–Дурачок ты! – недовольно сказала она, закатив глаза, и ушла. </text:span></text:p>
      <text:p text:style-name="P2"><text:soft-page-break/><text:span text:style-name="T6">Через полчаса они сидели за столом и, поглядывая друг на друга, доедали завтрак. </text:span></text:p>
      <text:p text:style-name="P2"><text:span text:style-name="T6">–Мне нужно ехать домой. Ты можешь остаться у меня, я вернусь вечером. </text:span></text:p>
      <text:p text:style-name="P2"><text:span text:style-name="T6">–У меня французский вообще-то сегодня. </text:span></text:p>
      <text:p text:style-name="P2"><text:span text:style-name="T6">–Ну тогда сходишь на французский и вернешься. Кстати, твоя домашка на столе в комнате. Как и обещал, я помог. Все, я побежал, а то отцу там влетит, да и мне потом. Вот ключи, – сказал Александр, положив на стол ключи от квартиры, поцеловал девушку в губы, так что, она вздрогнула от неожиданности и уже в следующее мгновение, накинув пальто, хлопнул дверью. Алина покачала головой, посмотрела на ключи и, допив кофе, пошла собираться на занятие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19:05.632000000</meta:creation-date>
    <dc:date>2022-05-15T20:19:24.860000000</dc:date>
    <meta:editing-duration>PT19S</meta:editing-duration>
    <meta:editing-cycles>1</meta:editing-cycles>
    <meta:document-statistic meta:table-count="0" meta:image-count="0" meta:object-count="0" meta:page-count="2" meta:paragraph-count="18" meta:word-count="311" meta:character-count="1936" meta:non-whitespace-character-count="1621"/>
    <meta:generator>LibreOffice/7.2.2.2$Windows_X86_64 LibreOffice_project/02b2acce88a210515b4a5bb2e46cbfb63fe97d56</meta:generator>
  </office:meta>
</office:document-meta>
</file>